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e25d"/>
    </style:style>
    <style:style style:name="P2" style:family="paragraph" style:parent-style-name="Standard" style:list-style-name="L2">
      <style:text-properties officeooo:paragraph-rsid="0012e25d"/>
    </style:style>
    <style:style style:name="P3" style:family="paragraph" style:parent-style-name="Standard">
      <style:text-properties officeooo:paragraph-rsid="0014e094"/>
    </style:style>
    <style:style style:name="P4" style:family="paragraph" style:parent-style-name="Standard">
      <style:text-properties officeooo:paragraph-rsid="0015e034"/>
    </style:style>
    <style:style style:name="P5" style:family="paragraph" style:parent-style-name="Standard">
      <style:text-properties officeooo:paragraph-rsid="0017c59f"/>
    </style:style>
    <style:style style:name="P6" style:family="paragraph" style:parent-style-name="Standard">
      <style:text-properties officeooo:paragraph-rsid="0018eb11"/>
    </style:style>
    <style:style style:name="P7" style:family="paragraph" style:parent-style-name="Standard">
      <style:text-properties fo:color="#ff0000" officeooo:paragraph-rsid="0014e094"/>
    </style:style>
    <style:style style:name="P8" style:family="paragraph" style:parent-style-name="Standard">
      <style:text-properties fo:color="#ff0000" officeooo:paragraph-rsid="0015e034"/>
    </style:style>
    <style:style style:name="P9" style:family="paragraph" style:parent-style-name="Standard">
      <style:text-properties fo:color="#ff0000" officeooo:paragraph-rsid="0017c59f"/>
    </style:style>
    <style:style style:name="P10" style:family="paragraph" style:parent-style-name="Standard">
      <style:text-properties fo:color="#ff0000" officeooo:paragraph-rsid="0012e25d"/>
    </style:style>
    <style:style style:name="P11" style:family="paragraph" style:parent-style-name="Standard">
      <style:text-properties fo:color="#3465a4" fo:font-size="16pt" officeooo:paragraph-rsid="0012e25d" style:font-size-asian="16pt" style:font-size-complex="16pt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LQ fundamental command lines to work with relational table:</text:p>
      <text:p text:style-name="P1"/>
      <text:p text:style-name="P10">1. <text:s/>CREATE TABLE:</text:p>
      <text:list xml:id="list8403309887838266117" text:style-name="L2">
        <text:list-header>
          <text:p text:style-name="P2">CREATE TABLE tab_name (col1 vartype inline constraint,</text:p>
        </text:list-header>
      </text:list>
      <text:p text:style-name="P1"><text:tab/><text:tab/><text:tab/><text:tab/>col2 vartype inline constraint,</text:p>
      <text:p text:style-name="P1"><text:tab/><text:tab/><text:tab/><text:tab/>....,</text:p>
      <text:p text:style-name="P1"><text:tab/><text:tab/><text:tab/><text:tab/>external constraints, ex, CONSTRAINT constraint_name PRIMARY <text:tab/><text:tab/><text:tab/><text:tab/>KEY <text:s/>(col1));</text:p>
      <text:p text:style-name="P1"/>
      <text:p text:style-name="P1"/>
      <text:p text:style-name="P7">2. INSERT TABLE:</text:p>
      <text:p text:style-name="P3"/>
      <text:p text:style-name="P3"><text:tab/>INSERT INTO tab_name (col1, col2,...)</text:p>
      <text:p text:style-name="P3"><text:tab/>VALUES (val1, val2,...);</text:p>
      <text:p text:style-name="P3"/>
      <text:p text:style-name="P8">3. SELECT FROM TABLE:</text:p>
      <text:p text:style-name="P4"/>
      <text:p text:style-name="P4"><text:tab/>SELECT * FROM tab_name; # select all the columns from the tab_name</text:p>
      <text:p text:style-name="P4"><text:tab/>SELECT col1 FROM tab_name; # select the col1 from the tab_name</text:p>
      <text:p text:style-name="P4"/>
      <text:p text:style-name="P9">4. UPDATE:</text:p>
      <text:p text:style-name="P5"/>
      <text:p text:style-name="P5"><text:tab/>UPDATE <text:s/>tab_name</text:p>
      <text:p text:style-name="P5"><text:tab/>SET <text:s/>coli = val_i</text:p>
      <text:p text:style-name="P5"><text:tab/>WHERE colj = val_j; # Change the value of column i to val_i if the value of col_j = val_j</text:p>
      <text:p text:style-name="P5"/>
      <text:p text:style-name="P6"><text:span text:style-name="T1">5. ALTER: </text:span>Change the structure of the table (add a column)</text:p>
      <text:p text:style-name="P6"/>
      <text:p text:style-name="P6"><text:tab/>ALTER TABLE tab_name ADD COLUMN</text:p>
      <text:p text:style-name="P6"><text:tab/>colunm name vartype;</text:p>
      <text:p text:style-name="P6"/>
      <text:p text:style-name="P6"><text:span text:style-name="T1">6. DELETE FROM: </text:span>Delete rows from the table</text:p>
      <text:p text:style-name="P6"/>
      <text:p text:style-name="P6"><text:tab/>DELET FROM tab_name WHERE</text:p>
      <text:p text:style-name="P6"><text:tab/>col IS col_value</text:p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en Ho</meta:initial-creator>
    <meta:creation-date>2015-10-02T15:39:57</meta:creation-date>
    <meta:generator>LibreOffice/4.0.4.2$Linux_X86_64 LibreOffice_project/400m0$Build-2</meta:generator>
    <dc:date>2015-10-02T15:54:13</dc:date>
    <dc:creator>Phien Ho</dc:creator>
    <meta:editing-duration>PT8M19S</meta:editing-duration>
    <meta:editing-cycles>10</meta:editing-cycles>
    <meta:document-statistic meta:table-count="0" meta:image-count="0" meta:object-count="0" meta:page-count="1" meta:paragraph-count="22" meta:word-count="132" meta:character-count="818" meta:non-whitespace-character-count="677"/>
  </office:meta>
</office:document-meta>
</file>